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5cm" svg:stroke-color="#b3b3b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808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b3b3b3" draw:marker-start="Arrowhead_20_1" draw:marker-start-width="0.45cm" draw:marker-end="Arrowhead_20_1" draw:marker-end-width="0.45cm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1.586cm" svg:y1="5.927cm" svg:x2="19.553cm" svg:y2="5.953cm">
            <text:p/>
          </draw:line>
          <draw:line draw:style-name="gr1" draw:text-style-name="P1" draw:layer="layout" svg:x1="1.534cm" svg:y1="9.023cm" svg:x2="19.501cm" svg:y2="9.049cm">
            <text:p/>
          </draw:line>
        </draw:g>
        <draw:custom-shape draw:style-name="gr2" draw:text-style-name="P2" draw:layer="layout" svg:width="3.783cm" svg:height="0.933cm" svg:x="9.044cm" svg:y="1.039cm">
          <text:p text:style-name="P1"><text:span text:style-name="T1">index.ph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39cm" svg:height="1.032cm" svg:x="12.488cm" svg:y="6.985cm">
          <text:p text:style-name="P1"><text:span text:style-name="T1">plot.ph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917cm" svg:height="1.038cm" svg:x="4.667cm" svg:y="6.985cm">
          <text:p text:style-name="P1"><text:span text:style-name="T1">export_data.ph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557cm" svg:height="1.038cm" svg:x="8.181cm" svg:y="3.963cm">
          <text:p text:style-name="P1"><text:span text:style-name="T1">graphplot.ph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717cm" svg:height="1.038cm" svg:x="2.704cm" svg:y="3.968cm">
          <text:p text:style-name="P1"><text:span text:style-name="T1">dateplot.ph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862cm" svg:height="1.038cm" svg:x="14.452cm" svg:y="3.968cm">
          <text:p text:style-name="P1"><text:span text:style-name="T1">custom p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39cm" svg:height="1.032cm" svg:x="12.488cm" svg:y="9.975cm">
          <text:p text:style-name="P1"><text:span text:style-name="T1">plot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46cm" svg:height="1.038cm" svg:x="4.887cm" svg:y="9.975cm">
          <text:p text:style-name="P1"><text:span text:style-name="T1">export_data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7.515cm" svg:height="1.038cm" svg:x="2.082cm" svg:y="13.012cm">
          <text:p text:style-name="P1"><text:span text:style-name="T1">databasebackend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815cm" svg:height="1.038cm" svg:x="16.223cm" svg:y="13.044cm">
          <text:p text:style-name="P1"><text:span text:style-name="T1">ourmatplotlib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0.939cm" svg:y1="5cm" svg:x2="13.97cm" svg:y2="6.985cm">
          <text:p/>
        </draw:line>
        <draw:line draw:style-name="gr5" draw:text-style-name="P1" draw:layer="layout" svg:x1="10.939cm" svg:y1="5cm" svg:x2="7.858cm" svg:y2="6.985cm">
          <text:p/>
        </draw:line>
        <draw:line draw:style-name="gr5" draw:text-style-name="P1" draw:layer="layout" svg:x1="6.429cm" svg:y1="5cm" svg:x2="13.917cm" svg:y2="6.985cm">
          <text:p/>
        </draw:line>
        <draw:line draw:style-name="gr5" draw:text-style-name="P1" draw:layer="layout" svg:x1="6.403cm" svg:y1="5cm" svg:x2="7.911cm" svg:y2="6.985cm">
          <text:p/>
        </draw:line>
        <draw:line draw:style-name="gr5" draw:text-style-name="P1" draw:layer="layout" svg:x1="10.939cm" svg:y1="1.984cm" svg:x2="10.939cm" svg:y2="3.968cm">
          <text:p/>
        </draw:line>
        <draw:line draw:style-name="gr5" draw:text-style-name="P1" draw:layer="layout" svg:x1="10.939cm" svg:y1="1.984cm" svg:x2="15.028cm" svg:y2="3.968cm">
          <text:p/>
        </draw:line>
        <draw:line draw:style-name="gr5" draw:text-style-name="P1" draw:layer="layout" svg:x1="10.939cm" svg:y1="1.984cm" svg:x2="6.932cm" svg:y2="3.968cm">
          <text:p/>
        </draw:line>
        <draw:line draw:style-name="gr5" draw:text-style-name="P1" draw:layer="layout" svg:x1="17.013cm" svg:y1="5cm" svg:x2="13.943cm" svg:y2="6.985cm">
          <text:p/>
        </draw:line>
        <draw:line draw:style-name="gr5" draw:text-style-name="P1" draw:layer="layout" svg:x1="7.613cm" svg:y1="8.017cm" svg:x2="7.613cm" svg:y2="9.975cm">
          <text:p/>
        </draw:line>
        <draw:line draw:style-name="gr5" draw:text-style-name="P1" draw:layer="layout" svg:x1="14.208cm" svg:y1="8.017cm" svg:x2="14.208cm" svg:y2="9.975cm">
          <text:p/>
        </draw:line>
        <draw:line draw:style-name="gr5" draw:text-style-name="P1" draw:layer="layout" svg:x1="7.624cm" svg:y1="11.03cm" svg:x2="7.635cm" svg:y2="12.973cm">
          <text:p/>
        </draw:line>
        <draw:line draw:style-name="gr5" draw:text-style-name="P1" draw:layer="layout" svg:x1="14.155cm" svg:y1="11.007cm" svg:x2="17.966cm" svg:y2="13.008cm">
          <text:p/>
        </draw:line>
        <draw:line draw:style-name="gr5" draw:text-style-name="P1" draw:layer="layout" svg:x1="14.18cm" svg:y1="11.032cm" svg:x2="12.992cm" svg:y2="13.008cm">
          <text:p/>
        </draw:line>
        <draw:line draw:style-name="gr6" draw:text-style-name="P1" draw:layer="layout" svg:x1="1.296cm" svg:y1="1cm" svg:x2="1.296cm" svg:y2="5.98cm">
          <text:p/>
        </draw:line>
        <draw:line draw:style-name="gr6" draw:text-style-name="P1" draw:layer="layout" svg:x1="1.296cm" svg:y1="5.9cm" svg:x2="1.296cm" svg:y2="9.076cm">
          <text:p/>
        </draw:line>
        <draw:line draw:style-name="gr6" draw:text-style-name="P1" draw:layer="layout" svg:x1="1.296cm" svg:y1="9cm" svg:x2="1.307cm" svg:y2="14.154cm">
          <text:p/>
        </draw:line>
        <draw:line draw:style-name="gr6" draw:text-style-name="P1" draw:layer="layout" svg:x1="19.764cm" svg:y1="5.927cm" svg:x2="19.764cm" svg:y2="9.103cm">
          <text:p/>
        </draw:line>
        <draw:frame draw:style-name="gr7" draw:text-style-name="P3" draw:layer="layout" svg:width="4.265cm" svg:height="1.038cm" svg:x="1.208cm" svg:y="0.792cm">
          <draw:text-box>
            <text:p><text:span text:style-name="T1">php/html/js</text:span></text:p>
          </draw:text-box>
        </draw:frame>
        <draw:frame draw:style-name="gr8" draw:text-style-name="P3" draw:layer="layout" svg:width="1.797cm" svg:height="1.109cm" svg:x="1.182cm" svg:y="5.742cm">
          <draw:text-box>
            <text:p><text:span text:style-name="T1">php</text:span></text:p>
          </draw:text-box>
        </draw:frame>
        <draw:frame draw:style-name="gr8" draw:text-style-name="P3" draw:layer="layout" svg:width="2.86cm" svg:height="1.109cm" svg:x="1.183cm" svg:y="8.943cm">
          <draw:text-box>
            <text:p><text:span text:style-name="T1">python</text:span></text:p>
          </draw:text-box>
        </draw:frame>
        <draw:frame draw:style-name="gr8" draw:text-style-name="P3" draw:layer="layout" svg:width="4.122cm" svg:height="1.109cm" svg:x="15.783cm" svg:y="8.043cm">
          <draw:text-box>
            <text:p><text:span text:style-name="T1">(wrappers)</text:span></text:p>
          </draw:text-box>
        </draw:frame>
        <draw:custom-shape draw:style-name="gr4" draw:text-style-name="P2" draw:layer="layout" svg:width="5.315cm" svg:height="1.038cm" svg:x="10.327cm" svg:y="13.037cm">
          <text:p text:style-name="P1"><text:span text:style-name="T1">ourdygraph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4.18cm" svg:y1="11.027cm" svg:x2="9.506cm" svg:y2="12.9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_20_1" draw:display-name="Arrowhead 1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nneth Nielsen</meta:initial-creator>
    <meta:creation-date>2011-10-20T14:04:18</meta:creation-date>
    <dc:date>2013-01-20T14:23:39</dc:date>
    <dc:creator>Kenneth Nielsen</dc:creator>
    <meta:editing-duration>PT14M20S</meta:editing-duration>
    <meta:editing-cycles>7</meta:editing-cycles>
    <meta:generator>LibreOffice/3.5$Linux_x86 LibreOffice_project/350m1$Build-2</meta:generator>
    <meta:document-statistic meta:object-count="36"/>
  </office:meta>
</office:document-meta>
</file>